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標準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322cm" fo:margin-bottom="0cm" fo:text-indent="0cm"/>
      <style:text-properties fo:font-size="22.6000003814697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241cm" fo:margin-bottom="0cm" fo:text-indent="0cm"/>
      <style:text-properties fo:font-size="19.3999996185303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161cm" fo:margin-bottom="0cm" fo:text-indent="0cm"/>
      <style:text-properties fo:font-size="16.1000003814697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08cm" fo:margin-bottom="0cm" fo:text-indent="0cm"/>
      <style:text-properties fo:font-size="16.1000003814697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08cm" fo:margin-bottom="0cm" fo:text-indent="0cm"/>
      <style:text-properties fo:font-size="16.1000003814697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08cm" fo:margin-bottom="0cm" fo:text-indent="0cm"/>
      <style:text-properties fo:font-size="16.1000003814697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08cm" fo:margin-bottom="0cm" fo:text-indent="0cm"/>
      <style:text-properties fo:font-size="16.1000003814697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08cm" fo:margin-bottom="0cm" fo:text-indent="0cm"/>
      <style:text-properties fo:font-size="16.1000003814697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8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  <draw:page-thumbnail draw:layer="backgroundobjects" svg:width="8.999cm" svg:height="6.42cm" svg:x="1cm" svg:y="3.062cm"/>
      <draw:page-thumbnail draw:layer="backgroundobjects" svg:width="8.999cm" svg:height="6.42cm" svg:x="1cm" svg:y="11.638cm"/>
      <draw:page-thumbnail draw:layer="backgroundobjects" svg:width="8.999cm" svg:height="6.42cm" svg:x="1cm" svg:y="20.214cm"/>
      <draw:page-thumbnail draw:layer="backgroundobjects" svg:width="8.999cm" svg:height="6.42cm" svg:x="11cm" svg:y="3.062cm"/>
      <draw:page-thumbnail draw:layer="backgroundobjects" svg:width="8.999cm" svg:height="6.42cm" svg:x="11cm" svg:y="11.638cm"/>
      <draw:page-thumbnail draw:layer="backgroundobjects" svg:width="8.999cm" svg:height="6.42cm" svg:x="11cm" svg:y="20.214cm"/>
    </style:handout-master>
    <style:master-page style:name="標準" style:page-layout-name="PM1" draw:style-name="Mdp1">
      <draw:frame presentation:style-name="標準-title" draw:layer="backgroundobjects" svg:width="16.019cm" svg:height="2.12cm" svg:x="0.89cm" svg:y="0.506cm" presentation:class="title" presentation:placeholder="true">
        <draw:text-box/>
      </draw:frame>
      <draw:frame presentation:style-name="標準-outline1" draw:layer="backgroundobjects" svg:width="16.019cm" svg:height="7.365cm" svg:x="0.89cm" svg:y="2.971cm" presentation:class="outline" presentation:placeholder="true">
        <draw:text-box/>
      </draw:frame>
      <draw:frame presentation:style-name="Mpr1" draw:text-style-name="MP2" draw:layer="backgroundobjects" svg:width="4.147cm" svg:height="0.875cm" svg:x="0.89cm" svg:y="11.56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5.642cm" svg:height="0.875cm" svg:x="6.087cm" svg:y="11.56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147cm" svg:height="0.875cm" svg:x="12.762cm" svg:y="11.569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22:37:11.451749465</meta:creation-date>
    <dc:date>2021-04-11T22:49:45.597767903</dc:date>
    <meta:editing-duration>PT12M34S</meta:editing-duration>
    <meta:editing-cycles>1</meta:editing-cycles>
    <meta:document-statistic meta:object-count="23"/>
    <meta:generator>LibreOffice/6.4.6.2$Linux_X86_64 LibreOffice_project/40$Build-2</meta:generator>
  </office:meta>
</office:document-meta>
</file>